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4" style:family="table-cell" style:parent-style-name="Default" style:data-style-name="N0">
      <style:table-cell-properties fo:background-color="#BFBFBF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#80808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22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2pt solid #000000" fo:background-color="#FFFF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5.05354166666667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2.2225cm" style:use-optimal-column-width="true"/>
    </style:style>
    <style:style style:name="co6" style:family="table-column">
      <style:table-column-properties fo:break-before="auto" style:column-width="3.22791666666667cm" style:use-optimal-column-width="true"/>
    </style:style>
    <style:style style:name="co7" style:family="table-column">
      <style:table-column-properties fo:break-before="auto" style:column-width="4.048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2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map style:condition="of:is-true-formula(NOT(ISERROR(SEARCH(&quot;a&quot;;[.C3]))))" style:apply-style-name="cf1" style:base-cell-address="Hardware_-_Pièces.C3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NOT(ISERROR(SEARCH(&quot;a&quot;;[.C3]))))" style:apply-style-name="cf1" style:base-cell-address="Hardware_-_Pièces.C3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ardware_-_Pièc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 office:value-type="string" table:number-columns-spanned="6" table:number-rows-spanned="1" table:style-name="ce7">
            <text:p>Coupure tronçon - Jusqu'à 7 tronçon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3" table:number-rows-spanned="1" table:style-name="ce7">
            <text:p>Maxime VIAUD</text:p>
          </table:table-cell>
          <table:covered-table-cell table:number-columns-repeated="2"/>
          <table:table-cell office:value-type="date" office:date-value="2021-02-01T00:00:00" table:number-columns-spanned="2" table:number-rows-spanned="1" table:style-name="ce8">
            <text:p>févr-21</text:p>
          </table:table-cell>
          <table:covered-table-cell/>
          <table:table-cell office:value-type="string" table:style-name="ce1">
            <text:p>V0.9</text:p>
          </table:table-cell>
          <table:table-cell table:number-columns-repeated="16378"/>
        </table:table-row>
        <table:table-row table:style-name="ro2">
          <table:table-cell office:value-type="string" table:style-name="ce2">
            <office:annotation draw:style-name="a0" svg:x="2.05208333333333in" svg:y="0.3125in" svg:width="1.5in" svg:height="0.822916666666667in">
              <dc:creator>Maxime</dc:creator>
              <text:p><text:span text:style-name="T2">Maxime:</text:span><text:span text:style-name="T1"/></text:p>
              <text:p><text:span text:style-name="T1">à compléter</text:span></text:p>
            </office:annotation>
            <text:p>Nombre de tronçons</text:p>
          </table:table-cell>
          <table:table-cell office:value-type="float" office:value="6" table:style-name="ce11">
            <text:p>6</text:p>
          </table:table-cell>
          <table:table-cell office:value-type="string" office:string-value="" table:formula="of:=IF([.B3]&gt;8;&quot;Le code ne supporte pas encore plus de 8 sections&quot;; IF([.B3]&gt;7; &quot;Attention : utiliser une carte arduino mega&quot;; &quot;&quot;))" table:number-columns-spanned="4" table:number-rows-spanned="1" table:style-name="ce12"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5" table:number-rows-spanned="1" table:style-name="ce7">
            <text:p>Matériel utilisé sur la maquette de la vidéo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office:value-type="string" table:style-name="ce1">
            <text:p>Désignation</text:p>
          </table:table-cell>
          <table:table-cell office:value-type="string" table:style-name="ce1">
            <text:p>Qte</text:p>
          </table:table-cell>
          <table:table-cell office:value-type="string" table:style-name="ce1">
            <text:p>Lien</text:p>
          </table:table-cell>
          <table:table-cell office:value-type="string" table:style-name="ce1">
            <text:p>Prix Unitaire(€)</text:p>
          </table:table-cell>
          <table:table-cell office:value-type="string" table:style-name="ce1">
            <text:p>Prix tot (€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office:annotation draw:style-name="a1" svg:x="1.45833333333333in" svg:y="0.927083333333333in" svg:width="1.5in" svg:height="0.822916666666667in">
              <dc:creator>Maxime</dc:creator>
              <text:p><text:span text:style-name="T2">Maxime:</text:span><text:span text:style-name="T1"/></text:p>
              <text:p><text:span text:style-name="T1">Une Nano peut le faire</text:span></text:p>
            </office:annotation>
            <text:p>Arduino U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s://www.gotronic.fr/art-carte-arduino-uno-12420.htm</text:p>
          </table:table-cell>
          <table:table-cell office:value-type="float" office:value="19.5" table:style-name="ce1">
            <text:p>19,5</text:p>
          </table:table-cell>
          <table:table-cell office:value-type="float" office:value="19.5" table:formula="of:=[.D6]*[.B6]" table:style-name="ce1">
            <text:p>19,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les relais (planche de 8)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s://www.gotronic.fr/art-module-8-relais-5-vcc-gt1116-28501.htm</text:p>
          </table:table-cell>
          <table:table-cell office:value-type="float" office:value="9.9" table:style-name="ce1">
            <text:p>9,9</text:p>
          </table:table-cell>
          <table:table-cell office:value-type="float" office:value="9.9" table:formula="of:=[.D7]*[.B7]" table:style-name="ce1">
            <text:p>9,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office:annotation draw:style-name="a2" svg:x="2.13541666666667in" svg:y="1.36458333333333in" svg:width="1.5in" svg:height="0.822916666666667in">
              <dc:creator>Maxime</dc:creator>
              <text:p><text:span text:style-name="T4">Maxime:</text:span><text:span text:style-name="T3"/></text:p>
              <text:p><text:span text:style-name="T3">Nécéssaire pour alimenter le module relais (la carte ne délivre pas assez de puissance)</text:span></text:p>
            </office:annotation>
            <text:p>Régulateur tension 12V --&gt; 5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s://www.gotronic.fr/art-regulateur-ajustable-1-25-a-30-vcc-gt134-26094.htm</text:p>
          </table:table-cell>
          <table:table-cell office:value-type="float" office:value="2.5" table:style-name="ce1">
            <text:p>2,5</text:p>
          </table:table-cell>
          <table:table-cell office:value-type="float" office:value="2.5" table:formula="of:=[.D8]*[.B8]" table:style-name="ce1">
            <text:p>2,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office:annotation draw:style-name="a3" svg:x="2.05208333333333in" svg:y="1.55208333333333in" svg:width="1.5in" svg:height="0.822916666666667in">
              <dc:creator>Maxime</dc:creator>
              <text:p><text:span text:style-name="T2">Maxime:</text:span><text:span text:style-name="T1"/></text:p>
              <text:p><text:span text:style-name="T1">Intérupteurs momentannés</text:span></text:p>
              <text:p><text:span text:style-name="T1">Des boutons pousssoirs peuvent le faire, cependant il faudrat en prévoir un de plus que le nombre d'intérupteurs</text:span></text:p>
            </office:annotation>
            <text:p>Intérupteurs (on)-off-(on)</text:p>
          </table:table-cell>
          <table:table-cell office:value-type="float" office:value="8" table:formula="of:=[.B3]+2" table:style-name="ce1">
            <text:p>8</text:p>
          </table:table-cell>
          <table:table-cell office:value-type="string" table:style-name="ce1">
            <text:p>https://www.gotronic.fr/art-inverseur-unipolaire-8014a-4175.htm</text:p>
          </table:table-cell>
          <table:table-cell office:value-type="float" office:value="1.9" table:style-name="ce1">
            <text:p>1,9</text:p>
          </table:table-cell>
          <table:table-cell office:value-type="float" office:value="15.2" table:formula="of:=[.D9]*[.B9]" table:style-name="ce1">
            <text:p>15,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ésistance 10k ohms (pull up)</text:p>
          </table:table-cell>
          <table:table-cell office:value-type="float" office:value="8" table:formula="of:=[.B9]" table:style-name="ce1">
            <text:p>8</text:p>
          </table:table-cell>
          <table:table-cell office:value-type="string" table:style-name="ce1">
            <text:p>https://www.gotronic.fr/art-10-resistances-1-4w-10k-8486-19.htm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office:annotation draw:style-name="a4" svg:x="2.05208333333333in" svg:y="1.98958333333333in" svg:width="1.5in" svg:height="0.822916666666667in">
              <dc:creator>Maxime</dc:creator>
              <text:p><text:span text:style-name="T2">Maxime:</text:span><text:span text:style-name="T1"/></text:p>
              <text:p><text:span text:style-name="T1">Optionnel : pour afficher l'état</text:span></text:p>
            </office:annotation>
            <text:p>Leds<text:s/></text:p>
          </table:table-cell>
          <table:table-cell office:value-type="float" office:value="6" table:formula="of:=[.B3]" table:style-name="ce1">
            <text:p>6</text:p>
          </table:table-cell>
          <table:table-cell office:value-type="string" table:style-name="ce1">
            <text:p>https://www.gotronic.fr/art-led-5mm-bleue-l53bd-2073.htm</text:p>
          </table:table-cell>
          <table:table-cell office:value-type="float" office:value="0.3" table:style-name="ce1">
            <text:p>0,3</text:p>
          </table:table-cell>
          <table:table-cell office:value-type="float" office:value="1.7999999999999998" table:formula="of:=[.D11]*[.B11]" table:style-name="ce1">
            <text:p>1,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ésistance 220 ohms (leds)</text:p>
          </table:table-cell>
          <table:table-cell office:value-type="float" office:value="6" table:formula="of:=[.B3]" table:style-name="ce1">
            <text:p>6</text:p>
          </table:table-cell>
          <table:table-cell office:value-type="string" table:style-name="ce1">
            <text:p>https://www.gotronic.fr/art-10-resistances-1-4w-220-8486-2568.htm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office:annotation draw:style-name="a5" svg:x="2.05208333333333in" svg:y="2.40625in" svg:width="1.5in" svg:height="0.822916666666667in">
              <dc:creator>Maxime</dc:creator>
              <text:p><text:span text:style-name="T2">Maxime:</text:span><text:span text:style-name="T1"/></text:p>
              <text:p><text:span text:style-name="T1">USB B pour arduino uno, mini USB pour nano</text:span></text:p>
            </office:annotation>
            <text:p>Cordon USB A --&gt; 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s://www.gotronic.fr/art-cordon-1-8-m-usb077-26239.htm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.2999999999999998" table:formula="of:=[.D13]*[.B13]" table:style-name="ce1">
            <text:p>2,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oitier électriqu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s://www.castorama.fr/boite-de-derivation-exterieure-avec-10-passe-cables-et-systeme-de-verrouillage-integre-diall-150-x-110-x-70-mm/3663602794158_CAFR.prd?storeId=1488&amp;gclid=Cj0KCQiA4L2BBhCvARIsAO0SBdbxQ9chrNQvOTu-wO0ANeyHhA8Wtam0vJAJIRN33lYPBf4RZEEa7-caAtLqEALw_wcB&amp;gclsrc=aw.ds</text:p>
          </table:table-cell>
          <table:table-cell office:value-type="float" office:value="8.4" table:style-name="ce1">
            <text:p>8,4</text:p>
          </table:table-cell>
          <table:table-cell office:value-type="float" office:value="8.4" table:formula="of:=[.D14]*[.B14]" table:style-name="ce1">
            <text:p>8,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office:annotation draw:style-name="a6" svg:x="2.13541666666667in" svg:y="2.82291666666667in" svg:width="1.5in" svg:height="0.822916666666667in">
              <dc:creator>Maxime</dc:creator>
              <text:p><text:span text:style-name="T2">Maxime:</text:span><text:span text:style-name="T1"/></text:p>
              <text:p><text:span text:style-name="T1">Je n'ai pas d'antenne<text:s/></text:span></text:p>
            </office:annotation>
            <text:p>Carte + Antenne GNSS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https://www.ardusimple.com/product/simplertk2b-basic-starter-kit-ip65/</text:p>
          </table:table-cell>
          <table:table-cell office:value-type="float" office:value="211" table:style-name="ce4">
            <text:p>211</text:p>
          </table:table-cell>
          <table:table-cell office:value-type="float" office:value="211" table:formula="of:=[.D15]*[.B15]" table:style-name="ce4">
            <text:p>211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office:string-value="+ fils" table:formula="of:=&quot;+ fils&quot;" table:style-name="ce1">
            <office:annotation draw:style-name="a7" svg:x="2.13541666666667in" svg:y="3.23958333333333in" svg:width="1.5in" svg:height="0.822916666666667in">
              <dc:creator>Maxime</dc:creator>
              <text:p><text:span text:style-name="T2">Maxime:</text:span><text:span text:style-name="T1"/></text:p>
              <text:p><text:span text:style-name="T1">env. 0,2mm², du fil téléphonique convient bien.</text:span></text:p>
            </office:annotation>
            <text:p>+ fils</text:p>
          </table:table-cell>
          <table:table-cell table:number-columns-repeated="16383" table:style-name="ce1"/>
        </table:table-row>
        <table:table-row table:style-name="ro1">
          <table:table-cell office:value-type="string" office:string-value="+ fer à souder" table:formula="of:=&quot;+ fer à souder&quot;" table:style-name="ce1">
            <text:p>+ fer à souder</text:p>
          </table:table-cell>
          <table:table-cell table:number-columns-repeated="16383" table:style-name="ce1"/>
        </table:table-row>
        <table:table-row table:style-name="ro1">
          <table:table-cell office:value-type="string" office:string-value="+perceuse" table:formula="of:=&quot;+perceuse&quot;" table:style-name="ce1">
            <text:p>+perceuse</text:p>
          </table:table-cell>
          <table:table-cell table:number-columns-repeated="16383" table:style-name="ce1"/>
        </table:table-row>
        <table:table-row table:style-name="ro2">
          <table:table-cell office:value-type="string" office:string-value="+ tablette windows 10" table:formula="of:=&quot;+ tablette windows 10&quot;" table:style-name="ce1">
            <text:p>+ tablette windows 10</text:p>
          </table:table-cell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style-name="ce2">
            <text:p>Total (€)</text:p>
          </table:table-cell>
          <table:table-cell office:value-type="float" office:value="271" table:formula="of:=SUM([.E6:.E15])" table:style-name="ce3">
            <text:p>271</text:p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table table:name="Branchements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office:annotation draw:style-name="a8" svg:x="1.02083333333333in" svg:y="0.0104166666666667in" svg:width="1.5in" svg:height="0.822916666666667in">
              <dc:creator>Maxime</dc:creator>
              <text:p><text:span text:style-name="T2">Maxime:</text:span><text:span text:style-name="T1"/></text:p>
              <text:p><text:span text:style-name="T1">Ligne 55 à 74 du code</text:span></text:p>
            </office:annotation>
            <text:p>Port arduino</text:p>
          </table:table-cell>
          <table:table-cell office:value-type="string" table:style-name="ce1">
            <text:p>Nom code</text:p>
          </table:table-cell>
          <table:table-cell office:value-type="string" table:style-name="ce1">
            <text:p>Composa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A0</text:p>
          </table:table-cell>
          <table:table-cell office:value-type="string" table:style-name="ce1">
            <text:p>button1Pin</text:p>
          </table:table-cell>
          <table:table-cell office:value-type="string" table:style-name="ce1">
            <text:p>Int. Sectio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A1</text:p>
          </table:table-cell>
          <table:table-cell office:value-type="string" table:style-name="ce1">
            <text:p>button2Pin</text:p>
          </table:table-cell>
          <table:table-cell office:value-type="string" table:style-name="ce1">
            <text:p>Int. Sectio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A2</text:p>
          </table:table-cell>
          <table:table-cell office:value-type="string" table:style-name="ce1">
            <text:p>button3Pin</text:p>
          </table:table-cell>
          <table:table-cell office:value-type="string" table:style-name="ce1">
            <text:p>Int. Section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A3</text:p>
          </table:table-cell>
          <table:table-cell office:value-type="string" table:style-name="ce1">
            <text:p>button4Pin</text:p>
          </table:table-cell>
          <table:table-cell office:value-type="string" table:style-name="ce1">
            <text:p>Int. Section 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A4</text:p>
          </table:table-cell>
          <table:table-cell office:value-type="string" table:style-name="ce1">
            <text:p>button5Pin</text:p>
          </table:table-cell>
          <table:table-cell office:value-type="string" table:style-name="ce1">
            <text:p>Int. Section 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A5</text:p>
          </table:table-cell>
          <table:table-cell office:value-type="string" table:style-name="ce1">
            <text:p>button6Pin</text:p>
          </table:table-cell>
          <table:table-cell office:value-type="string" table:style-name="ce1">
            <text:p>Int. Section 6</text:p>
          </table:table-cell>
          <table:table-cell table:number-columns-repeated="16381" table:style-name="ce1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1">
            <text:p>button7Pin</text:p>
          </table:table-cell>
          <table:table-cell office:value-type="string" table:style-name="ce1">
            <text:p>Int. Section 7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1">
            <office:annotation draw:style-name="a9" svg:x="2.29166666666667in" svg:y="1.96875in" svg:width="1.5in" svg:height="0.822916666666667in">
              <dc:creator>Maxime</dc:creator>
              <text:p><text:span text:style-name="T2">Maxime:</text:span><text:span text:style-name="T1"/></text:p>
              <text:p><text:span text:style-name="T1">On et off sont sur le même intérupteur. C'est le seul intérupteur dont les deux bornes ne sont pas reliées</text:span></text:p>
            </office:annotation>
            <text:p>buttonboomonPin</text:p>
          </table:table-cell>
          <table:table-cell office:value-type="string" table:number-columns-spanned="1" table:number-rows-spanned="2" table:style-name="ce10">
            <text:p>Int. on/off rampe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1">
            <text:p>buttonboomoffPin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1">
            <text:p>buttonmodePin</text:p>
          </table:table-cell>
          <table:table-cell office:value-type="string" table:style-name="ce1">
            <text:p>Int. Mode auto/manuel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1">
            <text:p>sect1Pin</text:p>
          </table:table-cell>
          <table:table-cell office:value-type="string" table:style-name="ce1">
            <text:p>Contrôle section 1</text:p>
          </table:table-cell>
          <table:table-cell office:value-type="string" table:style-name="ce1">
            <text:p>relais + led</text:p>
          </table:table-cell>
          <table:table-cell table:number-columns-repeated="16380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1">
            <text:p>sect2Pin</text:p>
          </table:table-cell>
          <table:table-cell office:value-type="string" table:style-name="ce1">
            <text:p>Contrôle section 2</text:p>
          </table:table-cell>
          <table:table-cell office:value-type="string" table:style-name="ce1">
            <text:p>relais + led</text:p>
          </table:table-cell>
          <table:table-cell table:number-columns-repeated="16380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1">
            <text:p>sect3Pin</text:p>
          </table:table-cell>
          <table:table-cell office:value-type="string" table:style-name="ce1">
            <text:p>Contrôle section 3</text:p>
          </table:table-cell>
          <table:table-cell office:value-type="string" table:style-name="ce1">
            <text:p>relais + led</text:p>
          </table:table-cell>
          <table:table-cell table:number-columns-repeated="16380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1">
            <text:p>sect4Pin</text:p>
          </table:table-cell>
          <table:table-cell office:value-type="string" table:style-name="ce1">
            <text:p>Contrôle section 4</text:p>
          </table:table-cell>
          <table:table-cell office:value-type="string" table:style-name="ce1">
            <text:p>relais + led</text:p>
          </table:table-cell>
          <table:table-cell table:number-columns-repeated="16380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1">
            <text:p>sect5Pin</text:p>
          </table:table-cell>
          <table:table-cell office:value-type="string" table:style-name="ce1">
            <text:p>Contrôle section 5</text:p>
          </table:table-cell>
          <table:table-cell office:value-type="string" table:style-name="ce1">
            <text:p>relais + led</text:p>
          </table:table-cell>
          <table:table-cell table:number-columns-repeated="16380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1">
            <text:p>sect6Pin</text:p>
          </table:table-cell>
          <table:table-cell office:value-type="string" table:style-name="ce1">
            <text:p>Contrôle section 6</text:p>
          </table:table-cell>
          <table:table-cell office:value-type="string" table:style-name="ce1">
            <text:p>relais + led</text:p>
          </table:table-cell>
          <table:table-cell table:number-columns-repeated="16380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">
            <text:p>sect7Pin</text:p>
          </table:table-cell>
          <table:table-cell office:value-type="string" table:style-name="ce1">
            <text:p>Non utilisé</text:p>
          </table:table-cell>
          <table:table-cell office:value-type="string" table:style-name="ce1">
            <text:p>relais + led</text:p>
          </table:table-cell>
          <table:table-cell table:number-columns-repeated="16380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">
            <text:p>sect8Pin</text:p>
          </table:table-cell>
          <table:table-cell office:value-type="string" table:style-name="ce1">
            <text:p>Non utilisé</text:p>
          </table:table-cell>
          <table:table-cell table:number-columns-repeated="16381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Maxime</meta:initial-creator>
    <dc:creator>Maxime</dc:creator>
    <meta:creation-date>2021-02-18T09:57:25Z</meta:creation-date>
    <dc:date>2021-03-04T11:04:47Z</dc:date>
    <meta:user-defined meta:name="ContentTypeId">0x010100F09CD5C18E3D1B44961EA6AE8F606482</meta:user-defined>
  </office:meta>
</office:document-meta>
</file>